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3d7" officeooo:paragraph-rsid="000463d7"/>
    </style:style>
    <style:style style:name="P2" style:family="paragraph" style:parent-style-name="Standard">
      <style:text-properties officeooo:rsid="0005478b" officeooo:paragraph-rsid="0005478b"/>
    </style:style>
    <style:style style:name="P3" style:family="paragraph" style:parent-style-name="Standard">
      <style:text-properties officeooo:rsid="00059d59" officeooo:paragraph-rsid="00059d59"/>
    </style:style>
    <style:style style:name="P4" style:family="paragraph" style:parent-style-name="Standard">
      <style:text-properties officeooo:rsid="0007154a" officeooo:paragraph-rsid="0007154a"/>
    </style:style>
    <style:style style:name="P5" style:family="paragraph" style:parent-style-name="Standard">
      <style:text-properties officeooo:rsid="0008395f" officeooo:paragraph-rsid="0008395f"/>
    </style:style>
    <style:style style:name="P6" style:family="paragraph" style:parent-style-name="Standard">
      <style:text-properties officeooo:rsid="0008c9fd" officeooo:paragraph-rsid="0008c9fd"/>
    </style:style>
    <style:style style:name="P7" style:family="paragraph" style:parent-style-name="Standard">
      <style:text-properties officeooo:rsid="000a366c" officeooo:paragraph-rsid="000a366c"/>
    </style:style>
    <style:style style:name="T1" style:family="text">
      <style:text-properties officeooo:rsid="00059d59"/>
    </style:style>
    <style:style style:name="T2" style:family="text">
      <style:text-properties officeooo:rsid="0008395f"/>
    </style:style>
    <style:style style:name="T3" style:family="text">
      <style:text-properties officeooo:rsid="000980d9"/>
    </style:style>
    <style:style style:name="T4" style:family="text">
      <style:text-properties officeooo:rsid="000a3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ême</text:p>
      <text:p text:style-name="P1"/>
      <text:p text:style-name="P2">a) 0,5 pt pour un triangle </text:p>
      <text:p text:style-name="P2">0,5 pt pour indiquer les mesures de longueur</text:p>
      <text:p text:style-name="P2">0,5 pt pour indiquer l’angle droit</text:p>
      <text:p text:style-name="P2"/>
      <text:p text:style-name="P2">b) <text:span text:style-name="T1">Pythagore 2 pt</text:span></text:p>
      <text:p text:style-name="P3">identité de Pythagore : 1 pt</text:p>
      <text:p text:style-name="P3">calcul correct pour BC² : 1 pt</text:p>
      <text:p text:style-name="P3">racine carré : 0,5 pt</text:p>
      <text:p text:style-name="P3">valeur arrondie correctement aux centièmes : 0,5</text:p>
      <text:p text:style-name="P3"/>
      <text:p text:style-name="P3">c)</text:p>
      <text:p text:style-name="P3">/</text:p>
      <text:p text:style-name="P3"/>
      <text:p text:style-name="P3">d)</text:p>
      <text:p text:style-name="P4">0,5 pt : 3,65 m = 365 cm </text:p>
      <text:p text:style-name="P4">1 pt pour calcul du coef multiplicateur : 365/2 = 182,5</text:p>
      <text:p text:style-name="P5">0,5 pt pour application au calcul de AB : 6x182,5 = 1095 cm</text:p>
      <text:p text:style-name="P5">0,5 pt pour application au calcul de BC : 6,32 x 182,5 = 1153,4 cm = 11m534</text:p>
      <text:p text:style-name="P5"/>
      <text:p text:style-name="P6">0,5 pt pour échelle 1/100 : AB : <text:span text:style-name="T2"><text:s/>= 10,95 </text:span>cm</text:p>
      <text:p text:style-name="P6"><text:span text:style-name="T3">0,5 pt pour échelle 1/100 :</text:span> BC : 11,534 cm</text:p>
      <text:p text:style-name="P6"/>
      <text:p text:style-name="P6">e<text:span text:style-name="T4">) </text:span></text:p>
      <text:p text:style-name="P7">2 pts bonus pour recherch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6:20:18.479000000</meta:creation-date>
    <dc:date>2024-11-07T16:38:04.196000000</dc:date>
    <meta:editing-duration>PT17M41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0" meta:word-count="130" meta:character-count="589" meta:non-whitespace-character-count="476"/>
  </office:meta>
</office:document-meta>
</file>